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14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10.9802083333333cm"/>
    </style:style>
    <style:style style:name="co7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48.4pt" style:use-optimal-row-height="false" fo:break-before="auto"/>
    </style:style>
    <style:style style:name="ro11" style:family="table-row">
      <style:table-row-properties style:row-height="30.2pt" style:use-optimal-row-height="false" fo:break-before="auto"/>
    </style:style>
    <style:style style:name="ro12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Calcita hipidiomorf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5">
            <text:p>Hipidiomorfas con hábito prismático o romboédrico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5">
            <text:p>Bajo - medio, variable al girar la platina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5">
            <text:p>Incolo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n</text:p>
          </table:table-cell>
          <table:table-cell office:value-type="string" table:style-name="ce5">
            <text:p>Visible, romboédrica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4º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do</text:p>
          </table:table-cell>
          <table:table-cell office:value-type="string" table:style-name="ce5">
            <text:p>Polisintético lamina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1" table:style-name="ce6">
            <text:p>10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8">
          <table:table-cell office:value-type="string" table:style-name="ce7">
            <text:p>Otros minerales importantes en la lámina (%)</text:p>
          </table:table-cell>
          <table:table-cell office:value-type="string" table:style-name="ce8">
            <text:p>Ninguno 0%</text:p>
          </table:table-cell>
          <table:table-cell table:number-columns-repeated="16382"/>
        </table:table-row>
        <table:table-row table:number-rows-repeated="1048575" table:style-name="ro7">
          <table:table-cell table:number-columns-repeated="16384"/>
        </table:table-row>
      </table:table>
      <table:table table:name="Full3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9">
            <text:p>Características generales del mineral</text:p>
          </table:table-cell>
          <table:table-cell office:value-type="string" table:style-name="ce3">
            <text:p>Calcita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10">
            <text:p>CaCO<text:span text:style-name="T1">3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 los cristales</text:p>
          </table:table-cell>
          <table:table-cell office:value-type="string" table:style-name="ce11">
            <text:p>Muy variadas, generalmente escalenoedros o cristales con habito prismático. También columnares, aciculares, radiales, estalactiticas, botroidales, fósil, entre otras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Relieve</text:p>
          </table:table-cell>
          <table:table-cell office:value-type="string" table:style-name="ce5">
            <text:p>Bajo - moderado, varia al girar la platin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5">
            <text:p>Incolo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n</text:p>
          </table:table-cell>
          <table:table-cell office:value-type="string" table:style-name="ce5">
            <text:p>Romboédrica siempre visible excepto en los agregados micríticos {10Ῑ1}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4º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do</text:p>
          </table:table-cell>
          <table:table-cell office:value-type="string" table:style-name="ce5">
            <text:p>Polisintético lamina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5">
            <text:p>Un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5">
            <text:p>Negativo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19:48:52Z</dc:date>
    <meta:editing-cycles>3</meta:editing-cycles>
    <meta:editing-duration>PT1452S</meta:editing-duration>
  </office:meta>
</office:document-meta>
</file>